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Standard" style:list-style-name="L5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3"/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DO</text:h>
      <text:list xml:id="list1723980241081250250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1" text:outline-level="1">Přehled práce</text:h>
      <text:list xml:id="list5882427149012551523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1" text:outline-level="1">Poznámky k práci</text:h>
      <text:list xml:id="list3623477103043459252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206554206526369793" text:style-name="L4">
        <text:list-item>
          <text:p text:style-name="P7">Abstrakt: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autority sledující kriminalitu a publikující data</text:p>
                </text:list-item>
              </text:list>
            </text:list-item>
            <text:list-item>
              <text:p text:style-name="P7">nastolení problémů: nedostatky publikovaných dat, způsobu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jak podrobně?</text:p>
            </text:list-item>
            <text:list-item>
              <text:p text:style-name="P7"><text:soft-page-break/>využití v práci (asi až v jednotlivých částech analýzy, kde se zdůvodní, proč se používá právě daná technologie)</text:p>
            </text:list-item>
            <text:list-item>
              <text:p text:style-name="P7">oddělit popis základních technologií sémantického webu a technologií a SW pro práci s daty sémantického webu? (viz Matej Snoha)</text:p>
            </text:list-item>
          </text:list>
        </text:list-item>
        <text:list-item>
          <text:p text:style-name="P7">Analýza: požadavky:</text:p>
          <text:list>
            <text:list-item>
              <text:p text:style-name="P7">požadavky na řešení (návaznost na cíle práce<text:span text:style-name="T2"> </text:span>= detailně a strukturovaně rozpracované cíle práce)</text:p>
              <text:list>
                <text:list-item>
                  <text:p text:style-name="P7">kategorizace podle:</text:p>
                  <text:list>
                    <text:list-item>
                      <text:p text:style-name="P7">dataset, aplikace</text:p>
                    </text:list-item>
                    <text:list-item>
                      <text:p text:style-name="P7">funkcionální, nefunkcionální: ve zvláštních podkapitolách?</text:p>
                      <text:list>
                        <text:list-item>
                          <text:p text:style-name="P7">funkcionální: lze dělit podle use-cases</text:p>
                        </text:list-item>
                        <text:list-item>
                          <text:p text:style-name="P7">nefunkcionální: lze dělit např. na serverovou a klientskou část, API, dokumentaci (dokumentace aplikace v Javadoc, testovací formuláře), testování</text:p>
                        </text:list-item>
                      </text:list>
                    </text:list-item>
                    <text:list-item>
                      <text:p text:style-name="P7">priorita (musí být, může být, ...) (třeba obrázkem v pravé části stránky)</text:p>
                    </text:list-item>
                  </text:list>
                </text:list-item>
                <text:list-item>
                  <text:p text:style-name="P7">strukturované, očíslované (kvůli odkazování se na ně), prioritizované (určují prioritu pro implementaci a také slouží ke zhodnocení míry naplnění zadání)</text:p>
                  <text:list>
                    <text:list-item>
                      <text:p text:style-name="P7">(?) úplná verze požadavků možná do příloh, do této kapitoly stručnější verzi</text:p>
                    </text:list-item>
                    <text:list-item>
                      <text:p text:style-name="P7">číslování: asi rozdělím funkční a nefunkční požadavky a budou tedy sdílet stejná čísla. Jak je odlišit? Nějakým prefixem, nebo explicitním uvedením charakteru požadavku? Např. "funkční požadavek 1.3.2"</text:p>
                    </text:list-item>
                  </text:list>
                </text:list-item>
                <text:list-item>
                  <text:p text:style-name="P7">seznam nebo tabulka?</text:p>
                </text:list-item>
              </text:list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osnova kapitoly: od krimi-dat ke geografickým datům; geografická data a obohacení krimi-dat až nad vybranými a skutečně použitými kriminálními daty</text:p>
            </text:list-item>
            <text:list-item>
              <text:p text:style-name="P7">výhody reprezentace pomocí LinkedData (SPARQL, Data Cube visualization, explorer tools)</text:p>
            </text:list-item>
            <text:list-item>
              <text:p text:style-name="P7">kritéria pro výběr zdrojů:</text:p>
              <text:list>
                <text:list-item>
                  <text:p text:style-name="P7"><text:soft-page-break/>úvod a motivace ke stanovení kritérií ("Data tady jsou...Co za data je k dispozici? Kdo je vydává? Jak se dají získat? Co obsahují? Dají se zpracovávat strojově?"): médium dat (elektronické, knižní; příklady: odkazy do literatury), poskytovatelé dat (Policie, ČSÚ, obce a města), dostupnost dat (veřejně dostupné, pro akademické účely, neveřejné)</text:p>
                </text:list-item>
                <text:list-item>
                  <text:p text:style-name="P7">vycházejí z konkrétních požadavků na Dataset (detailní, aktualizovaná, veřejně dostupná)</text:p>
                </text:list-item>
                <text:list-item>
                  <text:p text:style-name="P7">definuj sledované veličiny (veřejná dostupnost, aktuálnost, frekvence aktualizace, strojová zpracovatelnost (formát a subjektivní ohodnocení), agregovanost, územní a časová granularita a pokrytí, počet různých typů entit, počet různých entit, počet atributů (v podstatě statistiky jako pro RDF datasety pomocí DC Terms)</text:p>
                </text:list-item>
              </text:list>
            </text:list-item>
            <text:list-item>
              <text:p text:style-name="P7">přehled existujících zdrojů dat:</text:p>
              <text:list>
                <text:list-item>
                  <text:p text:style-name="P7">vymezení rešeršovaných dat: pouze elektronické zdroje</text:p>
                </text:list-item>
                <text:list-item>
                  <text:p text:style-name="P7">popis obsahu zdroje: stručně; podrobnější popis v přílohách</text:p>
                </text:list-item>
                <text:list-item>
                  <text:p text:style-name="P7">popsány jsou takto i použité zdroje dat, např. ESSK</text:p>
                </text:list-item>
              </text:list>
            </text:list-item>
            <text:list-item>
              <text:p text:style-name="P7">vyhodnocení dostupných zdrojů dat: ve srovnávací tabulce</text:p>
            </text:list-item>
          </text:list>
        </text:list-item>
        <text:list-item>
          <text:p text:style-name="P7">Analýza – geoprostorová data</text:p>
          <text:list>
            <text:list-item>
              <text:p text:style-name="P7">motivace: vyplývá z požadavků na Aplikaci (statistiky podle polohy)</text:p>
            </text:list-item>
            <text:list-item>
              <text:p text:style-name="P7">místa, kde by se dalo rozšířit (a kde to má, vzhledem k požadavkům, smysl): útvary</text:p>
            </text:list-item>
            <text:list-item>
              <text:p text:style-name="P7">jak rozšířit:</text:p>
              <text:list>
                <text:list-item>
                  <text:p text:style-name="P7">útvary: hranice útvaru nebo aspoň definiční bod</text:p>
                </text:list-item>
              </text:list>
            </text:list-item>
            <text:list-item>
              <text:p text:style-name="P7">zdroje geoprostorových dat:</text:p>
              <text:list>
                <text:list-item>
                  <text:p text:style-name="P7">shapefile: od koho (autorita), platnost (2013), aktuálnost a aktualizace, dostupnost, formát, obsah, zajímavá data, (možnost extrakce? TODO přesunout do analýzy extrakce dat?)</text:p>
                </text:list-item>
                <text:list-item>
                  <text:p text:style-name="P7">alternativní zdroje?</text:p>
                </text:list-item>
              </text:list>
            </text:list-item>
          </text:list>
        </text:list-item>
        <text:list-item>
          <text:p text:style-name="P7">TODO: namespaces: globální přehled všech použitých prefixů pro namespaces</text:p>
        </text:list-item>
        <text:list-item>
          <text:p text:style-name="P7">Datový model</text:p>
          <text:list>
            <text:list-item>
              <text:p text:style-name="P7">ontologie:</text:p>
              <text:list>
                <text:list-item>
                  <text:p text:style-name="P7">účel ontologie</text:p>
                </text:list-item>
                <text:list-item>
                  <text:p text:style-name="P7">diagramy:</text:p>
                  <text:list>
                    <text:list-item>
                      <text:p text:style-name="P7">uvádět jen u složitějších struktur (vazby mezi více třídami)</text:p>
                    </text:list-item>
                    <text:list-item>
                      <text:p text:style-name="P7">vhodný top-level diagram</text:p>
                    </text:list-item>
                  </text:list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datový model:</text:p>
              <text:list>
                <text:list-item>
                  <text:p text:style-name="P7">popsat, jak byla použita navržená ontologie i další ontologie pro návrh datového modelu</text:p>
                </text:list-item>
                <text:list-item>
                  <text:p text:style-name="P7">pro každou entitu tabulka s přehledem atributů (URI, význam, příklad hodnoty)</text:p>
                </text:list-item>
              </text:list>
            </text:list-item>
            <text:list-item>
              <text:p text:style-name="P7"><text:soft-page-break/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7"><text:span text:style-name="T2">vstupní (MDB, GML, shapefile) a cílové formáty (ideálně pouze RDF bez pomocné PostgreSQL DB)</text:span>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<text:soft-page-break/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<text:soft-page-break/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<text:soft-page-break/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<text:span text:style-name="T1">(polo)automaticky (např. SILK): asi nevhodné (proč: nemám pro to využití, vše zvládám první metodou)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">přehled linků mezi Datasetem a LOD (high-level diagram s neformálním popisem linků):</text:span></text:p>
              <text:list>
                <text:list-item>
                  <text:p text:style-name="P18"><text:span text:style-name="T1">komentář neformálně popisuje charakter linků (odkazovaný dataset a objekt), </text:span><text:soft-page-break/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18"><text:span text:style-name="T1">podrobný přehled linků:</text:span></text:p>
              <text:list>
                <text:list-item>
                  <text:p text:style-name="P18"><text:span text:style-name="T1">kategorizace podle typu odkazující entity (nebo podle cílového datasetu?)</text:span>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oft-page-break/>Aplikace:</text:p>
          <text:list>
            <text:list-item>
              <text:p text:style-name="P7">popsat klasické etapy vývoje SW: analýza, návrh, implementace, nasazení, test</text:p>
            </text:list-item>
            <text:list-item>
              <text:p text:style-name="P7">diskuse formy aplikace, cílové platformy, uživatelů: TODO do analýzy požadavků</text:p>
            </text:list-item>
            <text:list-item>
              <text:p text:style-name="P7">problémy k řešení:</text:p>
              <text:list>
                <text:list-item>
                  <text:p text:style-name="P7">sledování polohy (GPS, jiné možnosti?; vypínání sledování při zapauzované aplikaci)</text:p>
                </text:list-item>
                <text:list-item>
                  <text:p text:style-name="P7">získávání dat k zobrazení (přes Službu; přístup na Internet, spotřeba dat atd., aktualizace dat (jak často?)</text:p>
                </text:list-item>
                <text:list-item>
                  <text:p text:style-name="P7">omezení aplikace na ČR</text:p>
                </text:list-item>
                <text:list-item>
                  <text:p text:style-name="P7">Jak propojit kriminální data a polohu (z toho mi vyplyne požadavek na získání prostorových dat později v kapitole Zdrojová data)</text:p>
                </text:list-item>
              </text:list>
            </text:list-item>
            <text:list-item>
              <text:p text:style-name="P18">Slu<text:span text:style-name="T1">žba:</text:span></text:p>
              <text:list>
                <text:list-item>
                  <text:p text:style-name="P7">proč zrovna webová služba? Proč Java? Proč SOAP, ne REST? Proč Tomcat?: TODO do analýzy požadavků</text:p>
                </text:list-item>
                <text:list-item>
                  <text:p text:style-name="P7">neformální specifikace rozhraní (bude odkazována z návrhu Služby, který popisuje formální rozhraní)</text:p>
                </text:list-item>
                <text:list-item>
                  <text:p text:style-name="P7">definice společných ukazatelů (index, objasněnost, trend)</text:p>
                </text:list-item>
              </text:list>
            </text:list-item>
            <text:list-item>
              <text:p text:style-name="P7">Mobilní aplikace: TODO</text:p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seznam použité literatury</text:p>
        </text:list-item>
      </text:list>
      <text:h text:style-name="P1" text:outline-level="1"><text:soft-page-break/>Poznámky k textu práce</text:h>
      <text:h text:style-name="P2" text:outline-level="2">Celkově</text:h>
      <text:list xml:id="list2159456130826278007" text:style-name="L5">
        <text:list-item>
          <text:p text:style-name="P8">příliš</text:p>
          <text:list>
            <text:list-item>
              <text:p text:style-name="P3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5358503562062937110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7119797138580865354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2" text:outline-level="2"><text:soft-page-break/>Zdroje dat</text:h>
      <text:list xml:id="list4416981581216246390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5317081192009074529" text:style-name="L9">
        <text:list-item>
          <text:p text:style-name="P12">příliš podrobné: zkrátit a část textu zahrnout do analýzy</text:p>
        </text:list-item>
      </text:list>
      <text:h text:style-name="P2" text:outline-level="2">Datový model</text:h>
      <text:list xml:id="list3360516473547017068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1567888543009374605" text:style-name="L13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6">extrakční skripty a další nástroje: odstranit nepotřebné a lépe roztřídit do adresářů</text:p>
        </text:list-item>
      </text:list>
      <text:h text:style-name="P2" text:outline-level="2">Aplikace</text:h>
      <text:list xml:id="list164814884598896572" text:style-name="L11">
        <text:list-item>
          <text:p text:style-name="P14">Služba: formální definice ukazatelů do sekce analýzy; chtělo by to napsat v TeXu</text:p>
        </text:list-item>
        <text:list-item>
          <text:p text:style-name="P14">celková architektura: asi nesprávně používány UML elementy (např. CrimeMonitorClient asi nesplňuje definici komponenty)</text:p>
        </text:list-item>
      </text:list>
      <text:h text:style-name="P1" text:outline-level="1">Problémy</text:h>
      <text:list xml:id="list8741109815844887504" text:style-name="L12">
        <text:list-item>
          <text:p text:style-name="P15">LaTeX:</text:p>
          <text:list>
            <text:list-item>
              <text:p text:style-name="P15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5">seznamy</text:p>
              <text:list>
                <text:list-item>
                  <text:p text:style-name="P15">prosté výčty, definice</text:p>
                </text:list-item>
                <text:list-item>
                  <text:p text:style-name="P15">více(mnoho)úrovňové</text:p>
                </text:list-item>
              </text:list>
            </text:list-item>
            <text:list-item>
              <text:p text:style-name="P15">poznámky pod čarou, křížové a hypertextové odkazy, záložky</text:p>
            </text:list-item>
            <text:list-item>
              <text:p text:style-name="P15">obrázky</text:p>
            </text:list-item>
            <text:list-item>
              <text:p text:style-name="P15">styly písma (neproporcionální, kurzíva, tučné, podtržené)</text:p>
            </text:list-item>
            <text:list-item>
              <text:p text:style-name="P15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2H41M14S</meta:editing-duration>
    <meta:editing-cycles>32</meta:editing-cycles>
    <meta:generator>OpenOffice/4.1.1$Win32 OpenOffice.org_project/411m6$Build-9775</meta:generator>
    <dc:date>2015-11-08T23:47:39.37</dc:date>
    <dc:creator>Tomáš Beňák</dc:creator>
    <meta:document-statistic meta:table-count="0" meta:image-count="0" meta:object-count="0" meta:page-count="12" meta:paragraph-count="315" meta:word-count="3253" meta:character-count="21194"/>
    <meta:user-defined meta:name="Info 1"/>
    <meta:user-defined meta:name="Info 2"/>
    <meta:user-defined meta:name="Info 3"/>
    <meta:user-defined meta:name="Info 4"/>
  </office:meta>
</office:document-meta>
</file>